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ackground-color="#eaf1dd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Verdana" fo:font-size="8.5pt" fo:language="es" fo:country="PE" fo:font-style="normal" fo:text-shadow="none" style:text-underline-style="none" fo:font-weight="bold" style:text-underline-mode="continuous" style:text-overline-mode="continuous" style:text-line-through-mode="continuous" style:font-size-asian="8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fo:background-color="#f2dbdb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Verdana" fo:font-size="8.5pt" fo:language="es" fo:country="PE" fo:font-style="normal" fo:text-shadow="none" style:text-underline-style="none" fo:font-weight="bold" style:text-underline-mode="continuous" style:text-overline-mode="continuous" style:text-line-through-mode="continuous" style:font-size-asian="8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fo:background-color="#eaf1dd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Verdana" fo:font-size="8.5pt" fo:language="es" fo:country="PE" fo:font-style="normal" fo:text-shadow="none" style:text-underline-style="none" fo:font-weight="bold" style:text-underline-mode="continuous" style:text-overline-mode="continuous" style:text-line-through-mode="continuous" style:font-size-asian="8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Times New Roman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Times New Roman" fo:font-size="12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1" fo:background-color="#eaf1dd" fo:border-left="none" fo:border-right="none" fo:border-top="0.51pt solid #000001"/>
      <style:text-properties fo:color="#00000a" style:text-outline="false" style:text-line-through-style="none" style:text-line-through-type="none" style:font-name="verdan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1" fo:background-color="#ffffff" fo:border-left="none" fo:border-right="none" fo:border-top="0.51pt solid #000001"/>
      <style:text-properties fo:color="#00000a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1" fo:background-color="#eaf1dd" fo:border-left="none" fo:border-right="none" fo:border-top="0.51pt solid #000001"/>
      <style:text-properties fo:color="#00000a" style:text-outline="false" style:text-line-through-style="none" style:text-line-through-type="none" style:font-name="Verdana" fo:font-size="8.5pt" fo:language="es" fo:country="PE" fo:font-style="normal" fo:text-shadow="none" style:text-underline-style="none" fo:font-weight="bold" style:text-underline-mode="continuous" style:text-overline-mode="continuous" style:text-line-through-mode="continuous" style:font-size-asian="8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1" fo:background-color="#ffffff" fo:border-left="none" fo:border-right="none" fo:border-top="0.51pt solid #000001"/>
      <style:text-properties fo:color="#00000a" style:text-outline="false" style:text-line-through-style="none" style:text-line-through-type="none" style:font-name="Times New Roman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1" fo:background-color="#eaf1dd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verdan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Ente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File: Segments</text:p>
          </table:table-cell>
          <table:table-cell table:style-name="ce8" office:value-type="string" calcext:value-type="string">
            <text:p>File: \syscpk</text:p>
          </table:table-cell>
          <table:table-cell table:style-name="ce10" office:value-type="string" calcext:value-type="string">
            <text:p>file: \Message</text:p>
          </table:table-cell>
        </table:table-row>
        <table:table-row table:style-name="ro2">
          <table:table-cell/>
          <table:table-cell office:value-type="string" calcext:value-type="string">
            <text:p>Arturo</text:p>
          </table:table-cell>
          <table:table-cell office:value-type="string" calcext:value-type="string">
            <text:p>R--</text:p>
          </table:table-cell>
          <table:table-cell table:style-name="ce5" office:value-type="string" calcext:value-type="string">
            <text:p>---</text:p>
          </table:table-cell>
          <table:table-cell office:value-type="string" calcext:value-type="string">
            <text:p>R-X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aritza</text:p>
          </table:table-cell>
          <table:table-cell office:value-type="string" calcext:value-type="string">
            <text:p>R-X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--</text:p>
          </table:table-cell>
          <table:table-cell office:value-type="string" calcext:value-type="string">
            <text:p>-W-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string" calcext:value-type="string">
            <text:p>Norm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W-</text:p>
          </table:table-cell>
          <table:table-cell office:value-type="string" calcext:value-type="string">
            <text:p>RWX</text:p>
          </table:table-cell>
        </table:table-row>
        <table:table-row table:style-name="ro1"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X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W-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office:value-type="string" calcext:value-type="string">
            <text:p>Julio</text:p>
          </table:table-cell>
          <table:table-cell table:style-name="ce5" office:value-type="string" calcext:value-type="string">
            <text:p>---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-WX</text:p>
          </table:table-cell>
          <table:table-cell office:value-type="string" calcext:value-type="string">
            <text:p>-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1:48:02.444366805</meta:creation-date>
    <dc:date>2017-05-10T11:48:18.549243434</dc:date>
    <meta:editing-duration>PT16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